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2.3223">
            <text:p>92.3223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96.9725">
            <text:p>96.972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3455">
            <text:p>97.34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1913">
            <text:p>96.1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677">
            <text:p>97.66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577">
            <text:p>98.05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1136">
            <text:p>95.1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8046">
            <text:p>97.80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556">
            <text:p>98.0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478">
            <text:p>96.547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8625">
            <text:p>97.8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718">
            <text:p>96.87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7296">
            <text:p>97.72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3491">
            <text:p>97.349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0769">
            <text:p>96.076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6.9089">
            <text:p>96.908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5972">
            <text:p>96.597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35">
            <text:p>96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156">
            <text:p>98.015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0136">
            <text:p>96.0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1716">
            <text:p>97.171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5.653">
            <text:p>95.6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476">
            <text:p>97.247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429">
            <text:p>98.2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4.5">
            <text:p>94.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941">
            <text:p>96.7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69">
            <text:p>97.036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4808">
            <text:p>96.4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3334">
            <text:p>96.33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8286">
            <text:p>95.828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667">
            <text:p>98.166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53">
            <text:p>98.5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22">
            <text:p>95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281">
            <text:p>96.2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044">
            <text:p>97.4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077">
            <text:p>99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8857">
            <text:p>94.88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621">
            <text:p>97.462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4826">
            <text:p>96.4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4385">
            <text:p>98.43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041">
            <text:p>97.904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775">
            <text:p>95.7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841">
            <text:p>97.84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167">
            <text:p>96.81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154">
            <text:p>96.8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824">
            <text:p>97.9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564">
            <text:p>98.056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7296">
            <text:p>97.72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25">
            <text:p>97.5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2678">
            <text:p>97.267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78">
            <text:p>97.4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687">
            <text:p>98.6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934">
            <text:p>97.893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7.0357">
            <text:p>97.0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439">
            <text:p>96.543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9176">
            <text:p>96.917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7.1267">
            <text:p>97.12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8522">
            <text:p>97.8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117">
            <text:p>96.811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5.948">
            <text:p>95.94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173">
            <text:p>96.717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4867">
            <text:p>96.4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2">
            <text:p>97.8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818">
            <text:p>97.2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953">
            <text:p>97.095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.2219">
            <text:p>98.22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408">
            <text:p>97.640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304">
            <text:p>96.13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095">
            <text:p>97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435">
            <text:p>97.0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14">
            <text:p>95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7227">
            <text:p>98.7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415">
            <text:p>96.541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4894">
            <text:p>97.48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.0032">
            <text:p>98.003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8.0423">
            <text:p>98.0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4734">
            <text:p>96.47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4.2833">
            <text:p>94.2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27">
            <text:p>97.5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548">
            <text:p>97.54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33">
            <text:p>97.3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81">
            <text:p>96.8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0404">
            <text:p>97.040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2917">
            <text:p>98.2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2906">
            <text:p>96.29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8395">
            <text:p>97.839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0474">
            <text:p>96.0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333">
            <text:p>97.23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7">
            <text:p>97.1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7.8227">
            <text:p>97.8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149">
            <text:p>96.314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8222">
            <text:p>95.8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1727">
            <text:p>99.1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875">
            <text:p>97.8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88">
            <text:p>99.1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849">
            <text:p>97.6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357">
            <text:p>98.3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808">
            <text:p>98.8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685">
            <text:p>96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3636">
            <text:p>96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306">
            <text:p>97.330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6358">
            <text:p>97.635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154">
            <text:p>97.61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8033">
            <text:p>96.80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1815">
            <text:p>96.1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538">
            <text:p>96.9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454">
            <text:p>96.45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.788">
            <text:p>96.78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4189">
            <text:p>97.4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0025">
            <text:p>97.0025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7.3622">
            <text:p>97.36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0405">
            <text:p>97.040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31">
            <text:p>97.223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409">
            <text:p>96.8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7682">
            <text:p>97.7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1509">
            <text:p>97.150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8.6722">
            <text:p>98.6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0167">
            <text:p>95.01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4111">
            <text:p>98.41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6625">
            <text:p>96.6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63">
            <text:p>98.4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474">
            <text:p>97.5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572">
            <text:p>97.6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4212">
            <text:p>96.421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31">
            <text:p>96.7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03">
            <text:p>98.3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6367">
            <text:p>96.636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053">
            <text:p>99.205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4.9714">
            <text:p>94.9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972">
            <text:p>95.9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9919">
            <text:p>96.99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8667">
            <text:p>96.8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1273">
            <text:p>99.1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4597">
            <text:p>97.459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7.5684">
            <text:p>97.5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2844">
            <text:p>98.28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355">
            <text:p>97.235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933">
            <text:p>97.49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368">
            <text:p>97.536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7357">
            <text:p>97.73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3208">
            <text:p>98.320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474">
            <text:p>97.047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8605">
            <text:p>97.860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3923">
            <text:p>98.39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4545">
            <text:p>96.4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062">
            <text:p>97.606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211">
            <text:p>97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167">
            <text:p>99.1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595">
            <text:p>97.259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8.4667">
            <text:p>98.4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948">
            <text:p>97.99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4385">
            <text:p>98.43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2278">
            <text:p>95.2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4619">
            <text:p>97.461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6.5088">
            <text:p>96.508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964">
            <text:p>97.196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8522">
            <text:p>97.8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6">
            <text:p>96.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357">
            <text:p>98.4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848">
            <text:p>97.184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8033">
            <text:p>96.80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9148">
            <text:p>96.914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7241">
            <text:p>96.724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8933">
            <text:p>97.89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2593">
            <text:p>97.259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4">
            <text:p>98.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48">
            <text:p>97.54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829">
            <text:p>97.8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72">
            <text:p>98.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0465">
            <text:p>97.046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767">
            <text:p>96.87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5323">
            <text:p>98.53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7428">
            <text:p>96.74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2057">
            <text:p>97.20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1558">
            <text:p>96.155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909">
            <text:p>97.6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8875">
            <text:p>97.88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6343">
            <text:p>96.63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4111">
            <text:p>97.41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3364">
            <text:p>97.3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667">
            <text:p>98.4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191">
            <text:p>96.8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033">
            <text:p>97.703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7.3574">
            <text:p>97.357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94">
            <text:p>95.9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1154">
            <text:p>96.1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772">
            <text:p>96.57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695">
            <text:p>96.969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657">
            <text:p>96.86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815">
            <text:p>98.0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1316">
            <text:p>97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563">
            <text:p>96.1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652">
            <text:p>97.4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103">
            <text:p>97.510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2333">
            <text:p>98.23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7655">
            <text:p>96.7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0744">
            <text:p>97.074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0445">
            <text:p>98.0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913">
            <text:p>96.99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6559">
            <text:p>97.655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7261">
            <text:p>95.7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0979">
            <text:p>98.097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16">
            <text:p>98.3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056">
            <text:p>98.6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485">
            <text:p>97.3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955">
            <text:p>97.495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.15">
            <text:p>96.1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4333">
            <text:p>96.4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0667">
            <text:p>99.0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211">
            <text:p>98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849">
            <text:p>97.3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409">
            <text:p>96.9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667">
            <text:p>98.4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3196">
            <text:p>96.319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7852">
            <text:p>95.785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8462">
            <text:p>96.8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4369">
            <text:p>95.436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4.9143">
            <text:p>94.9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885">
            <text:p>96.4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12">
            <text:p>96.8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109">
            <text:p>97.310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51">
            <text:p>97.5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5889">
            <text:p>97.588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0343">
            <text:p>96.03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4565">
            <text:p>97.45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7781">
            <text:p>95.778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28">
            <text:p>97.9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706">
            <text:p>96.7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3824">
            <text:p>96.382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2314">
            <text:p>96.23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45">
            <text:p>95.4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813">
            <text:p>97.2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7036">
            <text:p>97.703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542">
            <text:p>97.0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638">
            <text:p>97.963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635">
            <text:p>98.163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8958">
            <text:p>97.89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16">
            <text:p>98.0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655">
            <text:p>97.6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3824">
            <text:p>96.382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8.5955">
            <text:p>98.5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4429">
            <text:p>95.4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6677">
            <text:p>97.66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245">
            <text:p>96.824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5385">
            <text:p>97.53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8137">
            <text:p>96.813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8.1967">
            <text:p>98.19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5345">
            <text:p>97.534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094">
            <text:p>97.00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838">
            <text:p>98.083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13">
            <text:p>98.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65">
            <text:p>98.6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788">
            <text:p>97.3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5375">
            <text:p>95.5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09">
            <text:p>95.0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1235">
            <text:p>99.1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4.5333">
            <text:p>94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68">
            <text:p>98.36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814">
            <text:p>97.28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8959">
            <text:p>97.895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1727">
            <text:p>99.1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333">
            <text:p>97.433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056">
            <text:p>97.505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4875">
            <text:p>95.4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08">
            <text:p>99.0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714">
            <text:p>99.1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582">
            <text:p>97.058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.8591">
            <text:p>97.8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1205">
            <text:p>97.120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8">
            <text:p>98.4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862">
            <text:p>96.78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263">
            <text:p>97.02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1789">
            <text:p>97.178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5.8133">
            <text:p>95.813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6.5957">
            <text:p>96.5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067">
            <text:p>98.5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683">
            <text:p>97.468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7.644">
            <text:p>97.6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833">
            <text:p>96.3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273">
            <text:p>98.2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8409">
            <text:p>97.8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4714">
            <text:p>96.4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105">
            <text:p>97.610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538">
            <text:p>97.15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.3">
            <text:p>96.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3143">
            <text:p>96.3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147">
            <text:p>96.514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4189">
            <text:p>96.418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583">
            <text:p>98.2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794">
            <text:p>97.67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048">
            <text:p>97.70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849">
            <text:p>96.8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429">
            <text:p>97.44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5667">
            <text:p>96.5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308">
            <text:p>96.8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22">
            <text:p>97.32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3762">
            <text:p>96.3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818">
            <text:p>97.3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7662">
            <text:p>96.766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6.6813">
            <text:p>96.68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6">
            <text:p>98.0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1353">
            <text:p>99.1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133">
            <text:p>97.61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8095">
            <text:p>96.8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formula="of:=SUM([.A1:.A500])/500" office:value-type="float" office:value="97.6388828000001">
            <text:p>97.6388828</text:p>
          </table:table-cell>
          <table:table-cell table:formula="of:=SUM([.B1:.B500])/500" office:value-type="float" office:value="24.746">
            <text:p>24.7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0:5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0:59:40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